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2.004873753" calcext:value-type="float">
            <text:p>2,004873753</text:p>
          </table:table-cell>
          <table:table-cell office:value-type="float" office:value="0.3490065634" calcext:value-type="float">
            <text:p>0,3490065634</text:p>
          </table:table-cell>
          <table:table-cell office:value-type="float" office:value="0.01328352652" calcext:value-type="float">
            <text:p>0,0132835265</text:p>
          </table:table-cell>
          <table:table-cell office:value-type="float" office:value="0.001022359706" calcext:value-type="float">
            <text:p>0,001022359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9836" calcext:value-type="float">
            <text:p>149836</text:p>
          </table:table-cell>
          <table:table-cell office:value-type="float" office:value="1.742643476" calcext:value-type="float">
            <text:p>1,742643476</text:p>
          </table:table-cell>
          <table:table-cell office:value-type="float" office:value="0.4133885205" calcext:value-type="float">
            <text:p>0,4133885205</text:p>
          </table:table-cell>
          <table:table-cell office:value-type="float" office:value="0.002965415828" calcext:value-type="float">
            <text:p>0,0029654158</text:p>
          </table:table-cell>
          <table:table-cell office:value-type="float" office:value="0.000156074515" calcext:value-type="float">
            <text:p>0,000156074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2096" calcext:value-type="float">
            <text:p>152096</text:p>
          </table:table-cell>
          <table:table-cell office:value-type="float" office:value="1.380194306" calcext:value-type="float">
            <text:p>1,380194306</text:p>
          </table:table-cell>
          <table:table-cell office:value-type="float" office:value="0.5018495917" calcext:value-type="float">
            <text:p>0,5018495917</text:p>
          </table:table-cell>
          <table:table-cell office:value-type="float" office:value="0.00137038494" calcext:value-type="float">
            <text:p>0,0013703849</text:p>
          </table:table-cell>
          <table:table-cell table:style-name="ce1" office:value-type="float" office:value="0.00008356005856" calcext:value-type="float">
            <text:p>8,36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3345" calcext:value-type="float">
            <text:p>153345</text:p>
          </table:table-cell>
          <table:table-cell office:value-type="float" office:value="1.300006747" calcext:value-type="float">
            <text:p>1,300006747</text:p>
          </table:table-cell>
          <table:table-cell office:value-type="float" office:value="0.506028533" calcext:value-type="float">
            <text:p>0,506028533</text:p>
          </table:table-cell>
          <table:table-cell office:value-type="float" office:value="0.001123796683" calcext:value-type="float">
            <text:p>0,0011237967</text:p>
          </table:table-cell>
          <table:table-cell table:style-name="ce1" office:value-type="float" office:value="0.00002652027433" calcext:value-type="float">
            <text:p>2,65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4501" calcext:value-type="float">
            <text:p>154501</text:p>
          </table:table-cell>
          <table:table-cell office:value-type="float" office:value="1.30744493" calcext:value-type="float">
            <text:p>1,30744493</text:p>
          </table:table-cell>
          <table:table-cell office:value-type="float" office:value="0.5767406225" calcext:value-type="float">
            <text:p>0,5767406225</text:p>
          </table:table-cell>
          <table:table-cell office:value-type="float" office:value="0.0008784686215" calcext:value-type="float">
            <text:p>0,0008784686</text:p>
          </table:table-cell>
          <table:table-cell table:style-name="ce1" office:value-type="float" office:value="0.000009870434042" calcext:value-type="float">
            <text:p>9,87E-0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5344" calcext:value-type="float">
            <text:p>155344</text:p>
          </table:table-cell>
          <table:table-cell office:value-type="float" office:value="1.456885815" calcext:value-type="float">
            <text:p>1,456885815</text:p>
          </table:table-cell>
          <table:table-cell office:value-type="float" office:value="0.4762253761" calcext:value-type="float">
            <text:p>0,4762253761</text:p>
          </table:table-cell>
          <table:table-cell office:value-type="float" office:value="0.001060136594" calcext:value-type="float">
            <text:p>0,0010601366</text:p>
          </table:table-cell>
          <table:table-cell table:style-name="ce1" office:value-type="float" office:value="0.00007525661204" calcext:value-type="float">
            <text:p>7,53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6354" calcext:value-type="float">
            <text:p>156354</text:p>
          </table:table-cell>
          <table:table-cell office:value-type="float" office:value="1.801432967" calcext:value-type="float">
            <text:p>1,801432967</text:p>
          </table:table-cell>
          <table:table-cell office:value-type="float" office:value="0.3287812769" calcext:value-type="float">
            <text:p>0,3287812769</text:p>
          </table:table-cell>
          <table:table-cell office:value-type="float" office:value="0.001209233073" calcext:value-type="float">
            <text:p>0,0012092331</text:p>
          </table:table-cell>
          <table:table-cell office:value-type="float" office:value="0.00011377193" calcext:value-type="float">
            <text:p>0,000113771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7406" calcext:value-type="float">
            <text:p>157406</text:p>
          </table:table-cell>
          <table:table-cell office:value-type="float" office:value="1.449093819" calcext:value-type="float">
            <text:p>1,449093819</text:p>
          </table:table-cell>
          <table:table-cell office:value-type="float" office:value="0.4696509838" calcext:value-type="float">
            <text:p>0,4696509838</text:p>
          </table:table-cell>
          <table:table-cell office:value-type="float" office:value="0.001582007739" calcext:value-type="float">
            <text:p>0,0015820077</text:p>
          </table:table-cell>
          <table:table-cell office:value-type="float" office:value="0.0001356006687" calcext:value-type="float">
            <text:p>0,000135600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8772" calcext:value-type="float">
            <text:p>158772</text:p>
          </table:table-cell>
          <table:table-cell office:value-type="float" office:value="1.795047164" calcext:value-type="float">
            <text:p>1,795047164</text:p>
          </table:table-cell>
          <table:table-cell office:value-type="float" office:value="0.3562362492" calcext:value-type="float">
            <text:p>0,3562362492</text:p>
          </table:table-cell>
          <table:table-cell office:value-type="float" office:value="0.002150682267" calcext:value-type="float">
            <text:p>0,0021506823</text:p>
          </table:table-cell>
          <table:table-cell office:value-type="float" office:value="0.0003104407224" calcext:value-type="float">
            <text:p>0,000310440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0637" calcext:value-type="float">
            <text:p>160637</text:p>
          </table:table-cell>
          <table:table-cell office:value-type="float" office:value="1.784968376" calcext:value-type="float">
            <text:p>1,784968376</text:p>
          </table:table-cell>
          <table:table-cell office:value-type="float" office:value="0.3438344002" calcext:value-type="float">
            <text:p>0,3438344002</text:p>
          </table:table-cell>
          <table:table-cell office:value-type="float" office:value="0.00227725599" calcext:value-type="float">
            <text:p>0,002277256</text:p>
          </table:table-cell>
          <table:table-cell office:value-type="float" office:value="0.0003036341222" calcext:value-type="float">
            <text:p>0,0003036341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6022591353" calcext:value-type="float">
            <text:p>1,6022591353</text:p>
          </table:table-cell>
          <table:table-cell table:formula="of:=AVERAGE([.D2:.D11])" office:value-type="float" office:value="0.43217421173" calcext:value-type="float">
            <text:p>0,4321742117</text:p>
          </table:table-cell>
          <table:table-cell table:formula="of:=AVERAGE([.E2:.E11])" office:value-type="float" office:value="0.00279009082555" calcext:value-type="float">
            <text:p>0,0027900908</text:p>
          </table:table-cell>
          <table:table-cell table:formula="of:=AVERAGE([.F2:.F11])" office:value-type="float" office:value="0.0002237089043272" calcext:value-type="float">
            <text:p>0,0002237089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08:58:52.463935122</dc:date>
    <meta:document-statistic meta:table-count="1" meta:cell-count="70" meta:object-count="0"/>
    <meta:generator>LibreOffice/4.1.5.3$Linux_X86_64 LibreOffice_project/410m0$Build-3</meta:generator>
  </office:meta>
</office:document-meta>
</file>